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62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ur STD" table:style-name="ta1">
        <table:shapes>
          <draw:frame draw:z-index="0" draw:style-name="gr1" draw:text-style-name="P1" svg:width="6.2972in" svg:height="3.5406in" svg:x="1.6823in" svg:y="0.0594in">
            <draw:object draw:notify-on-update-of-ranges="'Hour STD'.B1:'Hour STD'.B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06in" svg:x="1.7236in" svg:y="4.1185in">
            <draw:object draw:notify-on-update-of-ranges="'Hour STD'.B27:'Hour STD'.B5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23029628443" calcext:value-type="float">
            <text:p>0.0032302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8126232397" calcext:value-type="float">
            <text:p>0.0028126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86326828881" calcext:value-type="float">
            <text:p>0.0028632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49667226236" calcext:value-type="float">
            <text:p>0.0024966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60387252382" calcext:value-type="float">
            <text:p>0.0026038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77099412679" calcext:value-type="float">
            <text:p>0.00277099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82915436396" calcext:value-type="float">
            <text:p>0.00282915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68286460524" calcext:value-type="float">
            <text:p>0.00368286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13861473783" calcext:value-type="float">
            <text:p>0.00413861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27567922326" calcext:value-type="float">
            <text:p>0.0032756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1641655962" calcext:value-type="float">
            <text:p>0.00331641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3616274133" calcext:value-type="float">
            <text:p>0.00383616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69833078328" calcext:value-type="float">
            <text:p>0.0036983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46002205644" calcext:value-type="float">
            <text:p>0.00346002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11010492018" calcext:value-type="float">
            <text:p>0.0041101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97930373889" calcext:value-type="float">
            <text:p>0.0039793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64524063069" calcext:value-type="float">
            <text:p>0.00364524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6845488554" calcext:value-type="float">
            <text:p>0.00386845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70967907419" calcext:value-type="float">
            <text:p>0.00370967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19057298544" calcext:value-type="float">
            <text:p>0.0031905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51497303156" calcext:value-type="float">
            <text:p>0.0035149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32604183923" calcext:value-type="float">
            <text:p>0.00332604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28272370376" calcext:value-type="float">
            <text:p>0.00328272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09061161031" calcext:value-type="float">
            <text:p>0.003090611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12373616069" calcext:value-type="float">
            <text:p>0.0031237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19146216258" calcext:value-type="float">
            <text:p>0.0031914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06267084098" calcext:value-type="float">
            <text:p>0.0030626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00543736648" calcext:value-type="float">
            <text:p>0.0030054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98987919607" calcext:value-type="float">
            <text:p>0.00298987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07064959161" calcext:value-type="float">
            <text:p>0.0030706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38320861951" calcext:value-type="float">
            <text:p>0.00338320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33484035371" calcext:value-type="float">
            <text:p>0.0033348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48999111929" calcext:value-type="float">
            <text:p>0.00348999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36510764793" calcext:value-type="float">
            <text:p>0.00336510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41610050748" calcext:value-type="float">
            <text:p>0.00341610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57275547301" calcext:value-type="float">
            <text:p>0.00357275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47981332613" calcext:value-type="float">
            <text:p>0.00347981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48676848508" calcext:value-type="float">
            <text:p>0.0034867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52284774353" calcext:value-type="float">
            <text:p>0.0035228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58186057729" calcext:value-type="float">
            <text:p>0.0035818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41054629469" calcext:value-type="float">
            <text:p>0.00341054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35441243962" calcext:value-type="float">
            <text:p>0.00335441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31106663411" calcext:value-type="float">
            <text:p>0.00331106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12034619197" calcext:value-type="float">
            <text:p>0.0031203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17656391211" calcext:value-type="float">
            <text:p>0.0031765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12771680558" calcext:value-type="float">
            <text:p>0.00312771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11115319009" calcext:value-type="float">
            <text:p>0.00311115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16811775978" calcext:value-type="float">
            <text:p>0.0031681178</text:p>
          </table:table-cell>
        </table:table-row>
      </table:table>
      <table:table table:name="Weekday STD" table:style-name="ta1">
        <table:shapes>
          <draw:frame draw:z-index="0" draw:style-name="gr1" draw:text-style-name="P1" svg:width="6.2988in" svg:height="3.5429in" svg:x="2.0673in" svg:y="0.0394in">
            <draw:object draw:notify-on-update-of-ranges="'Hour STD'.B1:'Hour STD'.B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17in" svg:height="3.5406in" svg:x="2.0555in" svg:y="3.9406in">
            <draw:object draw:notify-on-update-of-ranges="'Weekday STD'.B24:'Weekday STD'.B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88387882235" calcext:value-type="float">
            <text:p>0.0038838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02694548035" calcext:value-type="float">
            <text:p>0.0030269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20469297996" calcext:value-type="float">
            <text:p>0.003204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9095553146" calcext:value-type="float">
            <text:p>0.0039095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15090028536" calcext:value-type="float">
            <text:p>0.0031509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05204851225" calcext:value-type="float">
            <text:p>0.0030520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33935432031" calcext:value-type="float">
            <text:p>0.0033393543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72055323245" calcext:value-type="float">
            <text:p>0.0037205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4651626659" calcext:value-type="float">
            <text:p>0.0034651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08577640542" calcext:value-type="float">
            <text:p>0.0030857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29875764652" calcext:value-type="float">
            <text:p>0.0032987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69726518833" calcext:value-type="float">
            <text:p>0.00369726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77661062107" calcext:value-type="float">
            <text:p>0.0027766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96880132307" calcext:value-type="float">
            <text:p>0.0029688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12:25:25.421971000</dc:date>
    <meta:editing-duration>PT19H47M8S</meta:editing-duration>
    <meta:editing-cycles>3</meta:editing-cycles>
    <meta:generator>LibreOffice/4.3.4.1$MacOSX_X86_64 LibreOffice_project/bc356b2f991740509f321d70e4512a6a54c5f243</meta:generator>
    <meta:document-statistic meta:table-count="2" meta:cell-count="1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94cm" xlink:href=".." xlink:type="simple" chart:class="chart:bar" chart:style-name="ch1">
        <chart:title svg:x="2.764cm" svg:y="0.315cm" chart:style-name="ch2">
          <text:p>Hour of Day vs Normalized Std Dev, Oct-Nov 2014</text:p>
        </chart:title>
        <chart:plot-area chart:style-name="ch3" table:cell-range-address="'Hour STD'.B1:'Hour STD'.B24" svg:x="1.278cm" svg:y="1.229cm" svg:width="14.399cm" svg:height="6.657cm">
          <chartooo:coordinate-region svg:x="2.623cm" svg:y="1.424cm" svg:width="13.054cm" svg:height="5.823cm"/>
          <chart:axis chart:dimension="x" chart:name="primary-x" chart:style-name="ch4">
            <chart:title svg:x="6.832cm" svg:y="8.065cm" chart:style-name="ch5">
              <text:p>Hour of day, 1 is 00:00</text:p>
            </chart:title>
          </chart:axis>
          <chart:axis chart:dimension="y" chart:name="primary-y" chart:style-name="ch6">
            <chart:title svg:x="0.451cm" svg:y="5.584cm" chart:style-name="ch7">
              <text:p>Std Dev, USD</text:p>
            </chart:title>
            <chart:grid chart:style-name="ch8" chart:class="major"/>
          </chart:axis>
          <chart:series chart:style-name="ch9" chart:values-cell-range-address="'Hour STD'.B1:'Hour STD'.B24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3029628443">
                <text:p>0.00323029628443</text:p>
                <draw:g>
                  <svg:desc>'Hour STD'.B1:'Hour STD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126232397">
                <text:p>0.0028126232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6326828881">
                <text:p>0.00286326828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9667226236">
                <text:p>0.00249667226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0387252382">
                <text:p>0.002603872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77099412679">
                <text:p>0.00277099412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2915436396">
                <text:p>0.00282915436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68286460524">
                <text:p>0.00368286460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13861473783">
                <text:p>0.00413861473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7567922326">
                <text:p>0.00327567922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31641655962">
                <text:p>0.00331641655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3616274133">
                <text:p>0.00383616274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69833078328">
                <text:p>0.00369833078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46002205644">
                <text:p>0.00346002205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11010492018">
                <text:p>0.00411010492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97930373889">
                <text:p>0.00397930373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64524063069">
                <text:p>0.00364524063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86845488554">
                <text:p>0.00386845488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70967907419">
                <text:p>0.00370967907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19057298544">
                <text:p>0.0031905729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51497303156">
                <text:p>0.00351497303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32604183923">
                <text:p>0.00332604183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28272370376">
                <text:p>0.00328272370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9061161031">
                <text:p>0.00309061161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07cm" svg:y="0.316cm" chart:style-name="ch2">
          <text:p>Day of Week vs Std Dev - Oct-Nov 2014</text:p>
        </chart:title>
        <chart:plot-area chart:style-name="ch3" table:cell-range-address="'Hour STD'.B1:'Hour STD'.B7" svg:x="1.279cm" svg:y="1.231cm" svg:width="14.401cm" svg:height="6.66cm">
          <chartooo:coordinate-region svg:x="2.624cm" svg:y="1.426cm" svg:width="13.056cm" svg:height="5.826cm"/>
          <chart:axis chart:dimension="x" chart:name="primary-x" chart:style-name="ch4">
            <chart:title svg:x="7.399cm" svg:y="8.071cm" chart:style-name="ch5">
              <text:p>Day; Mon-Sun</text:p>
            </chart:title>
          </chart:axis>
          <chart:axis chart:dimension="y" chart:name="primary-y" chart:style-name="ch6">
            <chart:title svg:x="0.451cm" svg:y="5.588cm" chart:style-name="ch7">
              <text:p>Std Dev, USD</text:p>
            </chart:title>
            <chart:grid chart:style-name="ch8" chart:class="major"/>
          </chart:axis>
          <chart:series chart:style-name="ch9" chart:values-cell-range-address="'Hour STD'.B1:'Hour STD'.B7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3029628443">
                <text:p>0.00323029628443</text:p>
                <draw:g>
                  <svg:desc>'Hour STD'.B1:'Hour STD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126232397">
                <text:p>0.0028126232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6326828881">
                <text:p>0.00286326828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9667226236">
                <text:p>0.00249667226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0387252382">
                <text:p>0.002603872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77099412679">
                <text:p>0.00277099412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2915436396">
                <text:p>0.00282915436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4cm" xlink:href=".." xlink:type="simple" chart:class="chart:bar" chart:style-name="ch1">
        <chart:title svg:x="4.398cm" svg:y="0.315cm" chart:style-name="ch2">
          <text:p>Day of Week vs Std Dev - All 2014</text:p>
        </chart:title>
        <chart:plot-area chart:style-name="ch3" table:cell-range-address="'Weekday STD'.B24:'Weekday STD'.B30" svg:x="1.278cm" svg:y="1.229cm" svg:width="14.385cm" svg:height="6.657cm">
          <chartooo:coordinate-region svg:x="2.623cm" svg:y="1.424cm" svg:width="13.04cm" svg:height="5.823cm"/>
          <chart:axis chart:dimension="x" chart:name="primary-x" chart:style-name="ch4">
            <chart:title svg:x="6.808cm" svg:y="8.065cm" chart:style-name="ch5">
              <text:p>Day of week; Mon-Sun</text:p>
            </chart:title>
          </chart:axis>
          <chart:axis chart:dimension="y" chart:name="primary-y" chart:style-name="ch6">
            <chart:title svg:x="0.451cm" svg:y="5.584cm" chart:style-name="ch7">
              <text:p>Std Dev, USD</text:p>
            </chart:title>
            <chart:grid chart:style-name="ch8" chart:class="major"/>
          </chart:axis>
          <chart:series chart:style-name="ch9" chart:values-cell-range-address="'Weekday STD'.B24:'Weekday STD'.B30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72055323245">
                <text:p>0.00372055323245</text:p>
                <draw:g>
                  <svg:desc>'Weekday STD'.B24:'Weekday STD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4651626659">
                <text:p>0.003465162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08577640542">
                <text:p>0.00308577640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9875764652">
                <text:p>0.00329875764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69726518833">
                <text:p>0.00369726518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77661062107">
                <text:p>0.00277661062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96880132307">
                <text:p>0.002968801323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4cm" xlink:href=".." xlink:type="simple" chart:class="chart:bar" chart:style-name="ch1">
        <chart:title svg:x="3.364cm" svg:y="0.315cm" chart:style-name="ch2">
          <text:p>Hour of Day vs Normalized Std Dev, All 2014</text:p>
        </chart:title>
        <chart:plot-area chart:style-name="ch3" table:cell-range-address="'Hour STD'.B27:'Hour STD'.B50" svg:x="1.278cm" svg:y="1.229cm" svg:width="14.4cm" svg:height="6.657cm">
          <chartooo:coordinate-region svg:x="2.623cm" svg:y="1.425cm" svg:width="13.055cm" svg:height="5.823cm"/>
          <chart:axis chart:dimension="x" chart:name="primary-x" chart:style-name="ch4">
            <chart:title svg:x="7.274cm" svg:y="8.065cm" chart:style-name="ch5">
              <text:p>Hour from 00:00</text:p>
            </chart:title>
          </chart:axis>
          <chart:axis chart:dimension="y" chart:name="primary-y" chart:style-name="ch6">
            <chart:title svg:x="0.451cm" svg:y="5.584cm" chart:style-name="ch7">
              <text:p>Std Dev, USD</text:p>
            </chart:title>
            <chart:grid chart:style-name="ch8" chart:class="major"/>
          </chart:axis>
          <chart:series chart:style-name="ch9" chart:values-cell-range-address="'Hour STD'.B27:'Hour STD'.B50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2373616069">
                <text:p>0.00312373616069</text:p>
                <draw:g>
                  <svg:desc>'Hour STD'.B27:'Hour STD'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19146216258">
                <text:p>0.00319146216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06267084098">
                <text:p>0.00306267084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0543736648">
                <text:p>0.0030054373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8987919607">
                <text:p>0.00298987919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07064959161">
                <text:p>0.00307064959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38320861951">
                <text:p>0.00338320861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3484035371">
                <text:p>0.00333484035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48999111929">
                <text:p>0.0034899911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36510764793">
                <text:p>0.00336510764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1610050748">
                <text:p>0.00341610050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57275547301">
                <text:p>0.00357275547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47981332613">
                <text:p>0.00347981332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48676848508">
                <text:p>0.00348676848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52284774353">
                <text:p>0.00352284774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58186057729">
                <text:p>0.00358186057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1054629469">
                <text:p>0.00341054629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35441243962">
                <text:p>0.00335441243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31106663411">
                <text:p>0.00331106663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12034619197">
                <text:p>0.00312034619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17656391211">
                <text:p>0.00317656391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12771680558">
                <text:p>0.00312771680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11115319009">
                <text:p>0.00311115319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16811775978">
                <text:p>0.003168117759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